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33mm"/>
    </style:style>
    <style:style style:name="co2" style:family="table-column">
      <style:table-column-properties fo:break-before="auto" style:column-width="86.82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60.77mm"/>
    </style:style>
    <style:style style:name="co6" style:family="table-column">
      <style:table-column-properties fo:break-before="auto" style:column-width="57.11mm"/>
    </style:style>
    <style:style style:name="co7" style:family="table-column">
      <style:table-column-properties fo:break-before="auto" style:column-width="330.11mm"/>
    </style:style>
    <style:style style:name="co8" style:family="table-column">
      <style:table-column-properties fo:break-before="auto" style:column-width="192.35mm"/>
    </style:style>
    <style:style style:name="co9" style:family="table-column">
      <style:table-column-properties fo:break-before="auto" style:column-width="358.4mm"/>
    </style:style>
    <style:style style:name="co10" style:family="table-column">
      <style:table-column-properties fo:break-before="auto" style:column-width="201.61mm"/>
    </style:style>
    <style:style style:name="co11" style:family="table-column">
      <style:table-column-properties fo:break-before="auto" style:column-width="197.11mm"/>
    </style:style>
    <style:style style:name="co12" style:family="table-column">
      <style:table-column-properties fo:break-before="auto" style:column-width="230.43mm"/>
    </style:style>
    <style:style style:name="co13" style:family="table-column">
      <style:table-column-properties fo:break-before="auto" style:column-width="116.49mm"/>
    </style:style>
    <style:style style:name="co14" style:family="table-column">
      <style:table-column-properties fo:break-before="auto" style:column-width="209.99mm"/>
    </style:style>
    <style:style style:name="co15" style:family="table-column">
      <style:table-column-properties fo:break-before="auto" style:column-width="36.67mm"/>
    </style:style>
    <style:style style:name="co16" style:family="table-column">
      <style:table-column-properties fo:break-before="auto" style:column-width="417.4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orm_5f_dados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_dados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3" table:number-columns-repeated="1007" table:default-cell-style-name="ce11"/>
        <table:table-row table:style-name="ro1">
          <table:table-cell table:style-name="ce9" office:value-type="string" calcext:value-type="string">
            <text:p>CITATIONKEY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AUTHORS</text:p>
          </table:table-cell>
          <table:table-cell table:style-name="ce12" office:value-type="string" calcext:value-type="string">
            <text:p>YEAR</text:p>
          </table:table-cell>
          <table:table-cell table:style-name="ce12" office:value-type="string" calcext:value-type="string">
            <text:p>DOI</text:p>
          </table:table-cell>
          <table:table-cell table:style-name="ce12" office:value-type="string" calcext:value-type="string">
            <text:p>FROMSEARCH</text:p>
          </table:table-cell>
          <table:table-cell table:style-name="ce12" office:value-type="string" calcext:value-type="string">
            <text:p>WORKTYPE</text:p>
          </table:table-cell>
          <table:table-cell table:style-name="ce12" office:value-type="string" calcext:value-type="string">
            <text:p>PUBLISHED_IN</text:p>
          </table:table-cell>
          <table:table-cell table:style-name="ce12" office:value-type="string" calcext:value-type="string">
            <text:p>DATABASES</text:p>
          </table:table-cell>
          <table:table-cell table:style-name="ce12" office:value-type="string" calcext:value-type="string">
            <text:p>PREPROCESSINGS</text:p>
          </table:table-cell>
          <table:table-cell table:style-name="ce12" office:value-type="string" calcext:value-type="string">
            <text:p>ATTRIBUTES</text:p>
          </table:table-cell>
          <table:table-cell table:style-name="ce12" office:value-type="string" calcext:value-type="string">
            <text:p>PREDICTIVE_MODELS</text:p>
          </table:table-cell>
          <table:table-cell table:style-name="ce12" office:value-type="string" calcext:value-type="string">
            <text:p>KEYPOINTS</text:p>
          </table:table-cell>
          <table:table-cell table:style-name="ce12" office:value-type="string" calcext:value-type="string">
            <text:p>TASKS</text:p>
          </table:table-cell>
          <table:table-cell table:style-name="ce12" office:value-type="string" calcext:value-type="string">
            <text:p>RATES</text:p>
          </table:table-cell>
          <table:table-cell table:style-name="ce12" office:value-type="string" calcext:value-type="string">
            <text:p>PHILOSOPHY</text:p>
          </table:table-cell>
          <table:table-cell table:style-name="ce12" office:value-type="string" calcext:value-type="string">
            <text:p>NOTES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ISI:000368591300013</text:p>
          </table:table-cell>
          <table:table-cell table:style-name="ce13" office:value-type="string" calcext:value-type="string">
            <text:p>3D fast wavelet network model-assisted 3D face recognition</text:p>
          </table:table-cell>
          <table:table-cell table:style-name="ce13" office:value-type="string" calcext:value-type="string">
            <text:p>Said, Salwa and Jemai, Olfa and Zaied, Mourad and {Ben Amar}, Chokri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10.1117/12.2228368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Eighth International Conference on Machine Vision (ICMV 2015)</text:p>
          </table:table-cell>
          <table:table-cell table:style-name="ce13" office:value-type="string" calcext:value-type="string">
            <text:p>FRGC v2.0</text:p>
          </table:table-cell>
          <table:table-cell table:style-name="ce13" office:value-type="string" calcext:value-type="string">
            <text:p>voxelização</text:p>
          </table:table-cell>
          <table:table-cell table:style-name="ce13" office:value-type="string" calcext:value-type="string">
            <text:p>coeficientes wavelet; coeficientes calibrados da rede wavelet</text:p>
          </table:table-cell>
          <table:table-cell table:style-name="ce13" office:value-type="string" calcext:value-type="string">
            <text:p>KNN_euclidean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Entre 82.00 e 93.00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escolha dos conjunto de treinamento e teste foram bem arbitrários (1/3, 2/3); reconhecimento robusto a expressões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Ratyal2015241</text:p>
          </table:table-cell>
          <table:table-cell table:style-name="ce13" office:value-type="string" calcext:value-type="string">
            <text:p>3D face recognition based on pose and expression invariant alignment</text:p>
          </table:table-cell>
          <table:table-cell table:style-name="ce13" office:value-type="string" calcext:value-type="string">
            <text:p>Ratyal, Naeem Iqbal and Taj, Imtiaz Ahmad and Bajwa, Usama Ijaz and Sajid, Muhammad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10.1016/j.compeleceng.2015.06.007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Computers and Electrical Engineering</text:p>
          </table:table-cell>
          <table:table-cell table:style-name="ce13" office:value-type="string" calcext:value-type="string">
            <text:p>GavabDB; FRGC v2.0</text:p>
          </table:table-cell>
          <table:table-cell table:style-name="ce13" office:value-type="string" calcext:value-type="string">
            <text:p>filtro da mediana; interpolação linear; smoothing</text:p>
          </table:table-cell>
          <table:table-cell table:style-name="ce13" office:value-type="string" calcext:value-type="string">
            <text:p>distância mahalanobis cosseno entre regiões</text:p>
          </table:table-cell>
          <table:table-cell table:style-name="ce13" office:value-type="string" calcext:value-type="string">
            <text:p>PCA</text:p>
          </table:table-cell>
          <table:table-cell table:style-name="ce13" office:value-type="string" calcext:value-type="string">
            <text:p>nosetip; left eye inner corner; right eye inner corner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95.08, 100 / 94.15, 98.93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registro que é invariante a expressões e poses, não reconhecimento; escolha de ROIs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Belghini2015317</text:p>
          </table:table-cell>
          <table:table-cell table:style-name="ce13" office:value-type="string" calcext:value-type="string">
            <text:p>3D face recognition using facial curves, sparse random projection and fuzzy similarity measure</text:p>
          </table:table-cell>
          <table:table-cell table:style-name="ce13" office:value-type="string" calcext:value-type="string">
            <text:p>Belghini, Naouar and Ezghari, Soufiane and Zahi, Azeddine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10.1109/CIST.2014.7016639</text:p>
          </table:table-cell>
          <table:table-cell table:style-name="ce13" office:value-type="string" calcext:value-type="string">
            <text:p>scopus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Colloquium in Information Science and Technology, CIST</text:p>
          </table:table-cell>
          <table:table-cell table:style-name="ce13" office:value-type="string" calcext:value-type="string">
            <text:p>FRAV3D DB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coordenadas z de curvas isogeodésicas a partir da ponta do nariz (redimensionadas usando random projection)</text:p>
          </table:table-cell>
          <table:table-cell table:style-name="ce13" office:value-type="string" calcext:value-type="string">
            <text:p>Fuzzy-based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Entre 87.33 e 99.96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primeiro artigo a usar uma abordagem Fuzzy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ISI:000371977803154</text:p>
          </table:table-cell>
          <table:table-cell table:style-name="ce13" office:value-type="string" calcext:value-type="string">
            <text:p>A 3D face recognition method using region-based extended local binary pattern</text:p>
          </table:table-cell>
          <table:table-cell table:style-name="ce13" office:value-type="string" calcext:value-type="string">
            <text:p>Lv, Shiwen and Da, Feipeng and Deng, Xing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10.1109/ICIP.2015.7351482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Proceedings - International Conference on Image Processing, ICIP</text:p>
          </table:table-cell>
          <table:table-cell table:style-name="ce13" office:value-type="string" calcext:value-type="string">
            <text:p>FRGC v2.0</text:p>
          </table:table-cell>
          <table:table-cell table:style-name="ce13" office:value-type="string" calcext:value-type="string">
            <text:p>filtro gaussiano; interpolação bicúbica; crop do nariz 90mm; registro com PCA</text:p>
          </table:table-cell>
          <table:table-cell table:style-name="ce13" office:value-type="string" calcext:value-type="string">
            <text:p>extended local binary pattern (eLBP)</text:p>
          </table:table-cell>
          <table:table-cell table:style-name="ce13" office:value-type="string" calcext:value-type="string">
            <text:p>W-SRC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97.80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gera depthimage; escolha de ROIs; reconhecimento robusto a expressões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ISI:000380516600072</text:p>
          </table:table-cell>
          <table:table-cell table:style-name="ce13" office:value-type="string" calcext:value-type="string">
            <text:p>3D face recognition with asymptotic cones based principal curvatures</text:p>
          </table:table-cell>
          <table:table-cell table:style-name="ce13" office:value-type="string" calcext:value-type="string">
            <text:p>Tang, Yinhang and Sun, Xiang and Huang, Di and Morvan, Jean Marie and Wang, Yunhong and Chen, Liming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10.1109/ICB.2015.7139111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Proceedings of 2015 International Conference on Biometrics, ICB 2015</text:p>
          </table:table-cell>
          <table:table-cell table:style-name="ce13" office:value-type="string" calcext:value-type="string">
            <text:p>FRGC v2.0</text:p>
          </table:table-cell>
          <table:table-cell table:style-name="ce13" office:value-type="string" calcext:value-type="string">
            <text:p>remoção de outliers; preenchimento de buracos; ajuste de rotação com ICP; escalamento da face por landmarks</text:p>
          </table:table-cell>
          <table:table-cell table:style-name="ce13" office:value-type="string" calcext:value-type="string">
            <text:p>três primeiras curvaturas principais; LNP; descritores multi-escala de Borel</text:p>
          </table:table-cell>
          <table:table-cell table:style-name="ce13" office:value-type="string" calcext:value-type="string">
            <text:p>W-SRC</text:p>
          </table:table-cell>
          <table:table-cell table:style-name="ce13" office:value-type="string" calcext:value-type="string">
            <text:p>nosetip; left inner eye corner; right inner eye corner; left outer eye corner; right outer eye corner</text:p>
          </table:table-cell>
          <table:table-cell table:style-name="ce13" office:value-type="string" calcext:value-type="string">
            <text:p>identification; verification</text:p>
          </table:table-cell>
          <table:table-cell table:style-name="ce13" office:value-type="string" calcext:value-type="string">
            <text:p>93.16, 93.33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gera depthimage; contribuição maior foi a introdução de novos descritores de curvatura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Liang:2015:BMD:2805325.2805648</text:p>
          </table:table-cell>
          <table:table-cell table:style-name="ce13" office:value-type="string" calcext:value-type="string">
            <text:p>Bayesian multi-distribution-based discriminative feature extraction for 3D face recognition</text:p>
          </table:table-cell>
          <table:table-cell table:style-name="ce13" office:value-type="string" calcext:value-type="string">
            <text:p>Liang, Ronghua and Shen, Wenjia and Li, Xiao Xin and Wang, Haixia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10.1016/j.ins.2015.03.063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Information Sciences</text:p>
          </table:table-cell>
          <table:table-cell table:style-name="ce13" office:value-type="string" calcext:value-type="string">
            <text:p>3D_RMA; CASIA HFB</text:p>
          </table:table-cell>
          <table:table-cell table:style-name="ce13" office:value-type="string" calcext:value-type="string">
            <text:p>remoção de outliers; interpolação linear; crop do nariz; alinhamento com nariz</text:p>
          </table:table-cell>
          <table:table-cell table:style-name="ce13" office:value-type="string" calcext:value-type="string">
            <text:p>média da distribuição gaussiana das distâncias entre fatias da depthimage</text:p>
          </table:table-cell>
          <table:table-cell table:style-name="ce13" office:value-type="string" calcext:value-type="string">
            <text:p>NN_mahalanobis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69.20 / 66.70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gera depthimage; as ROIs não se sobrepoem; as bases usadas são de baixíssima resolução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Lagorio2015</text:p>
          </table:table-cell>
          <table:table-cell table:style-name="ce13" office:value-type="string" calcext:value-type="string">
            <text:p>A 3D algorithm for unsupervised face identification</text:p>
          </table:table-cell>
          <table:table-cell table:style-name="ce13" office:value-type="string" calcext:value-type="string">
            <text:p>Lagorio, A. and Cadoni, M. and Grosso, E. and Tistarelli, M.</text:p>
          </table:table-cell>
          <table:table-cell table:style-name="ce13" office:value-type="float" office:value="2015" calcext:value-type="float">
            <text:p>2015</text:p>
          </table:table-cell>
          <table:table-cell table:style-name="ce13" office:value-type="string" calcext:value-type="string">
            <text:p>10.1109/IWBF.2015.7110239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3rd International Workshop on Biometrics and Forensics, IWBF 2015</text:p>
          </table:table-cell>
          <table:table-cell table:style-name="ce13" office:value-type="string" calcext:value-type="string">
            <text:p>Bosphorus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ssinatura de 9 valores invariantes gerados a partir de sucessivas transformações de escala</text:p>
          </table:table-cell>
          <table:table-cell table:style-name="ce13" office:value-type="string" calcext:value-type="string">
            <text:p>RMSE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Entre 45.00 e 99.00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não faz pré-processamento, mas a bosphorus por si só já é bastante pré-processada; baseado em registro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string" calcext:value-type="string">
            <text:p>ISI:000391534900063</text:p>
          </table:table-cell>
          <table:table-cell table:style-name="ce13" office:value-type="string" calcext:value-type="string">
            <text:p>Boosting Radial Strings for 3D Face Recognition with Expressions and Occlusions</text:p>
          </table:table-cell>
          <table:table-cell table:style-name="ce13" office:value-type="string" calcext:value-type="string">
            <text:p>Yu, Xun and Gao, Yongsheng and Zhou, Jun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10.1109/DICTA.2016.7797014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2016 International Conference on Digital Image Computing: Techniques and Applications, DICTA 2016</text:p>
          </table:table-cell>
          <table:table-cell table:style-name="ce13" office:value-type="string" calcext:value-type="string">
            <text:p>GavabDB; Bosphorus</text:p>
          </table:table-cell>
          <table:table-cell table:style-name="ce13" office:value-type="string" calcext:value-type="string">
            <text:p>remoção de outliers usando RANSAC; crop do nariz 80mm; subamostragem com voxelgrid; filtro da mediana; alinhamento par-a-par com ICP recursivo</text:p>
          </table:table-cell>
          <table:table-cell table:style-name="ce13" office:value-type="string" calcext:value-type="string">
            <text:p>curvas geodésicas nasais parametrizadas</text:p>
          </table:table-cell>
          <table:table-cell table:style-name="ce13" office:value-type="string" calcext:value-type="string">
            <text:p>Matriz de similiaridade usando programação dinâmica; AdaBoost</text:p>
          </table:table-cell>
          <table:table-cell table:style-name="ce13" office:value-type="string" calcext:value-type="string">
            <text:p>nosetip; left inner eye corner; right inner eye corner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95.00, 82.90, 86.10 / 96.10, 96.10, 94.20, 97.20, 95.30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robusto a expressões e a oclusões; usa algoritmo adaboost para seleção das curvas ótimas; possível overfit por conta de valores empíricos; erro no conjunto de treinamento Bosphorus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string" calcext:value-type="string">
            <text:p>Ganguly2016275</text:p>
          </table:table-cell>
          <table:table-cell table:style-name="ce13" office:value-type="string" calcext:value-type="string">
            <text:p>3D face recognition from complement component range face images</text:p>
          </table:table-cell>
          <table:table-cell table:style-name="ce13" office:value-type="string" calcext:value-type="string">
            <text:p>Ganguly, Suranjan and Bhattachaijee, Debotosh and Nasipuri, Mita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10.1109/CGVIS.2015.7449936</text:p>
          </table:table-cell>
          <table:table-cell table:style-name="ce13" office:value-type="string" calcext:value-type="string">
            <text:p>scopus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2015 IEEE International Conference on Computer Graphics, Vision and Information Security, CGVIS 2015</text:p>
          </table:table-cell>
          <table:table-cell table:style-name="ce13" office:value-type="string" calcext:value-type="string">
            <text:p>FRAV3D DB; Texas 3D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valores calculados das ROIs usando SVD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95.87 / 96.89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gera depthimage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string" calcext:value-type="string">
            <text:p>ISI:000390841700083</text:p>
          </table:table-cell>
          <table:table-cell table:style-name="ce13" office:value-type="string" calcext:value-type="string">
            <text:p>Gabor-SVM applied to 3D-2D deformed mesh model</text:p>
          </table:table-cell>
          <table:table-cell table:style-name="ce13" office:value-type="string" calcext:value-type="string">
            <text:p>Torkhani, Ghada and Ladgham, Anis and Mansouri, Mohamed Nejib and Sakly, Anis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10.1109/ATSIP.2016.7523133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2nd International Conference on Advanced Technologies for Signal and Image Processing, ATSIP 2016</text:p>
          </table:table-cell>
          <table:table-cell table:style-name="ce13" office:value-type="string" calcext:value-type="string">
            <text:p>3D AJMAL</text:p>
          </table:table-cell>
          <table:table-cell table:style-name="ce13" office:value-type="string" calcext:value-type="string">
            <text:p>triangularização; interpolação linear; filtro laplaciano; filtro da mediana</text:p>
          </table:table-cell>
          <table:table-cell table:style-name="ce13" office:value-type="string" calcext:value-type="string">
            <text:p>deptimages de curvatura usando wavelete Gabor</text:p>
          </table:table-cell>
          <table:table-cell table:style-name="ce13" office:value-type="string" calcext:value-type="string">
            <text:p>SVM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99.05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gera depthimage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string" calcext:value-type="string">
            <text:p>Lei:2016:TWC:2875518.2875660</text:p>
          </table:table-cell>
          <table:table-cell table:style-name="ce13" office:value-type="string" calcext:value-type="string">
            <text:p>A Two-Phase Weighted Collaborative Representation for 3D partial face recognition with single sample</text:p>
          </table:table-cell>
          <table:table-cell table:style-name="ce13" office:value-type="string" calcext:value-type="string">
            <text:p>Lei, Yinjie and Guo, Yulan and Hayat, Munawar and Bennamoun, Mohammed and Zhou, Xinzhi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10.1016/j.patcog.2015.09.035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Pattern Recognition</text:p>
          </table:table-cell>
          <table:table-cell table:style-name="ce13" office:value-type="string" calcext:value-type="string">
            <text:p>Bosphorus; GavabDB; UMB-DB; SHREC 2008; BU-3DFE; FRGC v2.0</text:p>
          </table:table-cell>
          <table:table-cell table:style-name="ce13" office:value-type="string" calcext:value-type="string">
            <text:p>detecção automática da ponta do nariz; crop do nariz 80mm; remoção de outliers usando triangularização iterativa; correção de pose (VER); subamostragem com voxelgrid 1mm; alinhamento par-a-par com ICP recursivo</text:p>
          </table:table-cell>
          <table:table-cell table:style-name="ce13" office:value-type="string" calcext:value-type="string">
            <text:p>KMTS (Keypoint-based Multiple Triangle Statistics)</text:p>
          </table:table-cell>
          <table:table-cell table:style-name="ce13" office:value-type="string" calcext:value-type="string">
            <text:p>TPWCRC (two-phase weighted collaborative representation classification)</text:p>
          </table:table-cell>
          <table:table-cell table:style-name="ce13" office:value-type="string" calcext:value-type="string">
            <text:p>nosetip; conjunto de N keypoints arbitrários calculados usando PCA em regiões de saliência a partir de threshold 2mm</text:p>
          </table:table-cell>
          <table:table-cell table:style-name="ce13" office:value-type="string" calcext:value-type="string">
            <text:p>identification; verification</text:p>
          </table:table-cell>
          <table:table-cell table:style-name="ce13" office:value-type="string" calcext:value-type="string">
            <text:p>Entre 90.2 e 98.00, Entre 47.40 e 98.9 / Entre 95.08 e 100.00 / 73.08 / Entre 90.71 e 97.13 / 94.00 / 96.30 e Entre 96;00 e 99.90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estudo que evoluiu de artigo de conferência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float" office:value="7797090" calcext:value-type="float">
            <text:p>7797090</text:p>
          </table:table-cell>
          <table:table-cell table:style-name="ce13" office:value-type="string" calcext:value-type="string">
            <text:p>Towards Large-Scale 3D Face Recognition</text:p>
          </table:table-cell>
          <table:table-cell table:style-name="ce13" office:value-type="string" calcext:value-type="string">
            <text:p>Gilani, Syed Zulqarnain and Mian, Ajmal</text:p>
          </table:table-cell>
          <table:table-cell table:style-name="ce13" office:value-type="float" office:value="2016" calcext:value-type="float">
            <text:p>2016</text:p>
          </table:table-cell>
          <table:table-cell table:style-name="ce13" office:value-type="string" calcext:value-type="string">
            <text:p>10.1109/DICTA.2016.7797090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2016 International Conference on Digital Image Computing: Techniques and Applications, DICTA 2016</text:p>
          </table:table-cell>
          <table:table-cell table:style-name="ce13" office:value-type="string" calcext:value-type="string">
            <text:p>FRGC v2.0; Bosphorus; BU-3DFE</text:p>
          </table:table-cell>
          <table:table-cell table:style-name="ce13" office:value-type="string" calcext:value-type="string">
            <text:p>deteção de landmarks usando CNN treinada na BU-3DFE; crop do nariz 90mm; registro com amostra aleatória</text:p>
          </table:table-cell>
          <table:table-cell table:style-name="ce13" office:value-type="string" calcext:value-type="string">
            <text:p>Paremetrização estatística da face a partir de amostragem por curvatura</text:p>
          </table:table-cell>
          <table:table-cell table:style-name="ce13" office:value-type="string" calcext:value-type="string">
            <text:p>Distância cosseno</text:p>
          </table:table-cell>
          <table:table-cell table:style-name="ce13" office:value-type="string" calcext:value-type="string">
            <text:p>nosetip; left outer eye corner; right outer eye corner</text:p>
          </table:table-cell>
          <table:table-cell table:style-name="ce13" office:value-type="string" calcext:value-type="string">
            <text:p>identification; verification</text:p>
          </table:table-cell>
          <table:table-cell table:style-name="ce13" office:value-type="string" calcext:value-type="string">
            <text:p>Entre 74.60 e 97.30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combina dois conjuntos de dados; usa FCDN para detectar landmarks, e não classificação; usa base diferente para treinar a rede; considera ser o primeiro trabalho em 3DFR de larga escala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Emambakhsh2017</text:p>
          </table:table-cell>
          <table:table-cell table:style-name="ce13" office:value-type="string" calcext:value-type="string">
            <text:p>Nasal Patches and Curves for Expression-Robust 3D Face Recognition</text:p>
          </table:table-cell>
          <table:table-cell table:style-name="ce13" office:value-type="string" calcext:value-type="string">
            <text:p>Emambakhsh, Mehryar and Evans, Adrian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10.1109/TPAMI.2016.2565473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IEEE Transactions on Pattern Analysis and Machine Intelligence</text:p>
          </table:table-cell>
          <table:table-cell table:style-name="ce13" office:value-type="string" calcext:value-type="string">
            <text:p>FRGC v2.0; Bosphorus; BU-3DFE</text:p>
          </table:table-cell>
          <table:table-cell table:style-name="ce13" office:value-type="string" calcext:value-type="string">
            <text:p>crop do nariz 80mm; filtro da mediana 2x; triangularização de Delaunay; alinhamento com ICP</text:p>
          </table:table-cell>
          <table:table-cell table:style-name="ce13" office:value-type="string" calcext:value-type="string">
            <text:p>coeficientes wavelet gabor e transformada de fourier em diferentes escalas e rotações; curvaturas das eferas de descrição</text:p>
          </table:table-cell>
          <table:table-cell table:style-name="ce13" office:value-type="string" calcext:value-type="string">
            <text:p>projeção de atributos usando kernel polinomial; Mahalanobis cosine</text:p>
          </table:table-cell>
          <table:table-cell table:style-name="ce13" office:value-type="string" calcext:value-type="string">
            <text:p>nosetip; left inner eye corner; right inner eye corner; nose root; nasion; left nose groove; right nose groove</text:p>
          </table:table-cell>
          <table:table-cell table:style-name="ce13" office:value-type="string" calcext:value-type="string">
            <text:p>identification; verification</text:p>
          </table:table-cell>
          <table:table-cell table:style-name="ce13" office:value-type="string" calcext:value-type="string">
            <text:p>Vários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gera depthimage; faz seleção de atributos usando algoritmo genético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ISI:000412265100009</text:p>
          </table:table-cell>
          <table:table-cell table:style-name="ce13" office:value-type="string" calcext:value-type="string">
            <text:p>Pose-invariant 3D face recognition using half face</text:p>
          </table:table-cell>
          <table:table-cell table:style-name="ce13" office:value-type="string" calcext:value-type="string">
            <text:p>Liang, Yan and Zhang, Yun and Zeng, Xian Xian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10.1016/j.image.2017.05.004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Signal Processing: Image Communication</text:p>
          </table:table-cell>
          <table:table-cell table:style-name="ce13" office:value-type="string" calcext:value-type="string">
            <text:p>Bosphorus; FRGC v2.0; UND Ear Database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3DWW</text:p>
          </table:table-cell>
          <table:table-cell table:style-name="ce13" office:value-type="string" calcext:value-type="string">
            <text:p>similaridade</text:p>
          </table:table-cell>
          <table:table-cell table:style-name="ce13" office:value-type="string" calcext:value-type="string">
            <text:p>left eye outer corner; left eye inner corner; right eye inner corner; right eye outer corner; nasion; nosetip; mouth left corner; mouth right corner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Entre 93.33 e 100.00 / Entre 93.33 e 100.00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foco em reconhecimento invariante a auto-oclusão; alinhamento com apenas metada da face; usa face média para registro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float" office:value="8227850" calcext:value-type="float">
            <text:p>8227850</text:p>
          </table:table-cell>
          <table:table-cell table:style-name="ce13" office:value-type="string" calcext:value-type="string">
            <text:p>2D and 3D face recognition using convolutional neural network</text:p>
          </table:table-cell>
          <table:table-cell table:style-name="ce13" office:value-type="string" calcext:value-type="string">
            <text:p>Hu, Huiying and Shah, Syed Afaq Ali and Bennamoun, Mohammed and Molton, Michael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10.1109/TENCON.2017.8227850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IEEE Region 10 Annual International Conference, Proceedings/TENCON</text:p>
          </table:table-cell>
          <table:table-cell table:style-name="ce13" office:value-type="string" calcext:value-type="string">
            <text:p>FRGC v2.0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depthimage crua</text:p>
          </table:table-cell>
          <table:table-cell table:style-name="ce13" office:value-type="string" calcext:value-type="string">
            <text:p>CNN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85.15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usa CNN; aplica em 2D, mas só será analisado a parcela 3D do trabalho; gera depthimage; usa 80% da FRGC para treinamento (limitação das NN); estado da arte até então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string" calcext:value-type="string">
            <text:p>ISI:000444905600019</text:p>
          </table:table-cell>
          <table:table-cell table:style-name="ce13" office:value-type="string" calcext:value-type="string">
            <text:p>Geometrical and Visual Feature Quantization for 3D Face Recognition</text:p>
          </table:table-cell>
          <table:table-cell table:style-name="ce13" office:value-type="string" calcext:value-type="string">
            <text:p>Hariri, Walid and Tabia, Hedi and Farah, Nadir and Declercq, David and Benouareth, Abdallah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10.5220/0006101701870193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PROCEEDINGS OF THE 12TH INTERNATIONAL JOINT CONFERENCE ON COMPUTER VISION, IMAGING AND COMPUTER GRAPHICS THEORY AND APPLICATIONS (VISIGRAPP 2017), VOL 5</text:p>
          </table:table-cell>
          <table:table-cell table:style-name="ce13" office:value-type="string" calcext:value-type="string">
            <text:p>FRGC v2.0</text:p>
          </table:table-cell>
          <table:table-cell table:style-name="ce13" office:value-type="string" calcext:value-type="string">
            <text:p>smoothing; crop; preenchimento de buracos; filtro da mediana</text:p>
          </table:table-cell>
          <table:table-cell table:style-name="ce13" office:value-type="string" calcext:value-type="string">
            <text:p>histograma LBP; histograma de shape index</text:p>
          </table:table-cell>
          <table:table-cell table:style-name="ce13" office:value-type="string" calcext:value-type="string">
            <text:p>Naive Bayes; MLP; Random Forest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97.90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usa bag of features; faz crop, mas nao diz como (supoe que seja com nosetip, mas nao menciona tambem landmarks); melhor resultado foi com MLP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float" office:value="8075548" calcext:value-type="float">
            <text:p>8075548</text:p>
          </table:table-cell>
          <table:table-cell table:style-name="ce13" office:value-type="string" calcext:value-type="string">
            <text:p>Embedded approach for a Riemannian-based framework of analyzing 3D faces</text:p>
          </table:table-cell>
          <table:table-cell table:style-name="ce13" office:value-type="string" calcext:value-type="string">
            <text:p>Frikha, Tarek and Chaabane, Faten and Said, Boukhchim and Drira, Hassen and Abid, Mohamed and {Ben Amar}, Chokri and Lille, Lifl</text:p>
          </table:table-cell>
          <table:table-cell table:style-name="ce13" office:value-type="float" office:value="2017" calcext:value-type="float">
            <text:p>2017</text:p>
          </table:table-cell>
          <table:table-cell table:style-name="ce13" office:value-type="string" calcext:value-type="string">
            <text:p>10.1109/ATSIP.2017.8075548</text:p>
          </table:table-cell>
          <table:table-cell table:style-name="ce13" office:value-type="string" calcext:value-type="string">
            <text:p>ieeexplore, scopus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Proceedings - 3rd International Conference on Advanced Technologies for Signal and Image Processing, ATSIP 2017</text:p>
          </table:table-cell>
          <table:table-cell table:style-name="ce13" office:value-type="string" calcext:value-type="string">
            <text:p>GavabDB</text:p>
          </table:table-cell>
          <table:table-cell table:style-name="ce13" office:value-type="string" calcext:value-type="string">
            <text:p>crop do nariz 70mm; registro; interpolação linear; remoção de oclusões</text:p>
          </table:table-cell>
          <table:table-cell table:style-name="ce13" office:value-type="string" calcext:value-type="string">
            <text:p>curvas geodésicas radiais</text:p>
          </table:table-cell>
          <table:table-cell table:style-name="ce13" office:value-type="string" calcext:value-type="string">
            <text:p>similaridade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Entre 70.49 e 100.00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faz síntese em FPGA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ISI:000448833400016</text:p>
          </table:table-cell>
          <table:table-cell table:style-name="ce13" office:value-type="string" calcext:value-type="string">
            <text:p>Pose and expression invariant alignment based multi-view 3d face recognition</text:p>
          </table:table-cell>
          <table:table-cell table:style-name="ce13" office:value-type="string" calcext:value-type="string">
            <text:p>Ratyal, Naeem and Taj, Imtiaz and Bajwa, Usama and Sajid, Muhammad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10.3837/tiis.2018.10.016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KSII Transactions on Internet and Information Systems</text:p>
          </table:table-cell>
          <table:table-cell table:style-name="ce13" office:value-type="string" calcext:value-type="string">
            <text:p>GavabDB; Bosphorus; UMB-DB; FRGV v2.0</text:p>
          </table:table-cell>
          <table:table-cell table:style-name="ce13" office:value-type="string" calcext:value-type="string">
            <text:p>alinhamento em duas etapas; remoção de outliers; preenchimento de buracos; crop do nariz</text:p>
          </table:table-cell>
          <table:table-cell table:style-name="ce13" office:value-type="string" calcext:value-type="string">
            <text:p>distância mahalanobis cosseno entre faces</text:p>
          </table:table-cell>
          <table:table-cell table:style-name="ce13" office:value-type="string" calcext:value-type="string">
            <text:p>SVM; NN_mahalanobisCosine; Random Forest; Decision Tree; Adaboost; CNN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; verification</text:p>
          </table:table-cell>
          <table:table-cell table:style-name="ce13" office:value-type="string" calcext:value-type="string">
            <text:p>Entre 77.05 e 100.00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aplica comitê de classificadores para tarefa de identificação; aplica ténica multiview para verificação; usou CNN; problematico</text:p>
          </table:table-cell>
          <table:table-cell table:number-columns-repeated="1007"/>
        </table:table-row>
        <table:table-row table:style-name="ro1">
          <table:table-cell table:style-name="ce10" office:value-type="float" office:value="8314888" calcext:value-type="float">
            <text:p>8314888</text:p>
          </table:table-cell>
          <table:table-cell table:style-name="ce13" office:value-type="string" calcext:value-type="string">
            <text:p>3D gabor-edge filters applied to face depth images</text:p>
          </table:table-cell>
          <table:table-cell table:style-name="ce13" office:value-type="string" calcext:value-type="string">
            <text:p>Torkhani, Ghada and Ladgham, Anis and Sakly, Anis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10.1109/STA.2017.8314888</text:p>
          </table:table-cell>
          <table:table-cell table:style-name="ce13" office:value-type="string" calcext:value-type="string">
            <text:p>ieeexplore, webofscience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2017 18th International Conference on Sciences and Techniques of Automatic Control and Computer Engineering, STA 2017 - Proceedings</text:p>
          </table:table-cell>
          <table:table-cell table:style-name="ce13" office:value-type="string" calcext:value-type="string">
            <text:p>GavabDB</text:p>
          </table:table-cell>
          <table:table-cell table:style-name="ce13" office:value-type="string" calcext:value-type="string">
            <text:p>filtro da mediana ("a cascade of"); preenchimento de buracos com interpolação laplaciana; normalização de tamanho</text:p>
          </table:table-cell>
          <table:table-cell table:style-name="ce13" office:value-type="string" calcext:value-type="string">
            <text:p>imagem filtrada usando wavelet gabor 3D</text:p>
          </table:table-cell>
          <table:table-cell table:style-name="ce13" office:value-type="string" calcext:value-type="string">
            <text:p>MLP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Entre 90.00 e 98.36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gera depthimage; usa o termo authentication como sinônimo de identification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Ahdid201873</text:p>
          </table:table-cell>
          <table:table-cell table:style-name="ce13" office:value-type="string" calcext:value-type="string">
            <text:p>Automatic face recognition system using iso-geodesic curves in riemanian manifold</text:p>
          </table:table-cell>
          <table:table-cell table:style-name="ce13" office:value-type="string" calcext:value-type="string">
            <text:p>Ahdid, Rachid and Taifi, Khaddouj and Said, Said and Fakir, Mohamed and Manaut, Bouzid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10.1109/CGiV.2017.25</text:p>
          </table:table-cell>
          <table:table-cell table:style-name="ce13" office:value-type="string" calcext:value-type="string">
            <text:p>scopus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Proceedings - 2017 14th International Conference on Computer Graphics, Imaging and Visualization, CGiV 2017</text:p>
          </table:table-cell>
          <table:table-cell table:style-name="ce13" office:value-type="string" calcext:value-type="string">
            <text:p>SHREC2008</text:p>
          </table:table-cell>
          <table:table-cell table:style-name="ce13" office:value-type="string" calcext:value-type="string">
            <text:p>triangularização</text:p>
          </table:table-cell>
          <table:table-cell table:style-name="ce13" office:value-type="string" calcext:value-type="string">
            <text:p>distância no espaço riemaniano entre curvas isogeodésicas</text:p>
          </table:table-cell>
          <table:table-cell table:style-name="ce13" office:value-type="string" calcext:value-type="string">
            <text:p>MLP; KNN; SVM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98.90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nosetip selecionado manualmente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string" calcext:value-type="string">
            <text:p>ISI:000449193300001</text:p>
          </table:table-cell>
          <table:table-cell table:style-name="ce13" office:value-type="string" calcext:value-type="string">
            <text:p>3D Face Recognition based on Local Conformal Parameterization and Iso-Geodesic Stripes Analysis</text:p>
          </table:table-cell>
          <table:table-cell table:style-name="ce13" office:value-type="string" calcext:value-type="string">
            <text:p>Lv, Chenlei and Zhao, Junli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10.1155/2018/4707954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Mathematical Problems in Engineering</text:p>
          </table:table-cell>
          <table:table-cell table:style-name="ce13" office:value-type="string" calcext:value-type="string">
            <text:p>Texas3D; Bosphorus</text:p>
          </table:table-cell>
          <table:table-cell table:style-name="ce13" office:value-type="string" calcext:value-type="string">
            <text:p>localização de landmarks</text:p>
          </table:table-cell>
          <table:table-cell table:style-name="ce13" office:value-type="string" calcext:value-type="string">
            <text:p>C2DWW</text:p>
          </table:table-cell>
          <table:table-cell table:style-name="ce13" office:value-type="string" calcext:value-type="string">
            <text:p>similaridade</text:p>
          </table:table-cell>
          <table:table-cell table:style-name="ce13" office:value-type="string" calcext:value-type="string">
            <text:p>nosetip; nasion</text:p>
          </table:table-cell>
          <table:table-cell table:style-name="ce13" office:value-type="string" calcext:value-type="string">
            <text:p>identification; verification</text:p>
          </table:table-cell>
          <table:table-cell table:style-name="ce13" office:value-type="string" calcext:value-type="string">
            <text:p>91.00, 92.00 / 94.00, 93.00 / 90.00, 91.00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faz reflexão de 3D para 2D e trabalha em 2D</text:p>
          </table:table-cell>
          <table:table-cell table:style-name="ce14" table:number-columns-repeated="9"/>
          <table:table-cell table:number-columns-repeated="998"/>
        </table:table-row>
        <table:table-row table:style-name="ro1">
          <table:table-cell table:style-name="ce10" office:value-type="float" office:value="8578301" calcext:value-type="float">
            <text:p>8578301</text:p>
          </table:table-cell>
          <table:table-cell table:style-name="ce13" office:value-type="string" calcext:value-type="string">
            <text:p>Learning from Millions of 3D Scans for Large-Scale 3D Face Recognition</text:p>
          </table:table-cell>
          <table:table-cell table:style-name="ce13" office:value-type="string" calcext:value-type="string">
            <text:p>{Zulqarnain Gilani}, Syed and Mian, Ajmal</text:p>
          </table:table-cell>
          <table:table-cell table:style-name="ce13" office:value-type="float" office:value="2018" calcext:value-type="float">
            <text:p>2018</text:p>
          </table:table-cell>
          <table:table-cell table:style-name="ce13" office:value-type="string" calcext:value-type="string">
            <text:p>10.1109/CVPR.2018.00203</text:p>
          </table:table-cell>
          <table:table-cell table:style-name="ce13" office:value-type="string" calcext:value-type="string">
            <text:p>ieeexplore, scopus</text:p>
          </table:table-cell>
          <table:table-cell table:style-name="ce13" office:value-type="string" calcext:value-type="string">
            <text:p>conferencia</text:p>
          </table:table-cell>
          <table:table-cell table:style-name="ce13" office:value-type="string" calcext:value-type="string">
            <text:p>Proceedings of the IEEE Computer Society Conference on Computer Vision and Pattern Recognition</text:p>
          </table:table-cell>
          <table:table-cell table:style-name="ce13" office:value-type="string" calcext:value-type="string">
            <text:p>Privada; FRGV v2.0; BU-3DFE; Bosphorus; GavabDB; Texas 3D; BU-4DFE; CASIA 3D; UMB-DB; 3D-TEC; ND-2006</text:p>
          </table:table-cell>
          <table:table-cell table:style-name="ce13" office:value-type="string" calcext:value-type="string">
            <text:p>crop quadrado; downsample para 160x160</text:p>
          </table:table-cell>
          <table:table-cell table:style-name="ce14"/>
          <table:table-cell table:style-name="ce13" office:value-type="string" calcext:value-type="string">
            <text:p>FR3DNet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98.74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gera depthimage; argumenta que os resultados nas bases existentes já "saturou" e recomenda que a área convirja para deep learning e large datasets; gera amostras artificais; FR3DNet é uma CNN tunada para 3DFR; supera todos com quem é comparado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ISI:000463462600049</text:p>
          </table:table-cell>
          <table:table-cell table:style-name="ce13" office:value-type="string" calcext:value-type="string">
            <text:p>An efficient 3D face recognition approach using Frenet feature of iso-geodesic curves</text:p>
          </table:table-cell>
          <table:table-cell table:style-name="ce13" office:value-type="string" calcext:value-type="string">
            <text:p>Shi, Biao and Zang, Huaijuan and Zheng, Rongsheng and Zhan, Shu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10.1016/j.jvcir.2019.02.002</text:p>
          </table:table-cell>
          <table:table-cell table:style-name="ce13" office:value-type="string" calcext:value-type="string">
            <text:p>scopus, 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Journal of Visual Communication and Image Representation</text:p>
          </table:table-cell>
          <table:table-cell table:style-name="ce13" office:value-type="string" calcext:value-type="string">
            <text:p>CASIA 3D</text:p>
          </table:table-cell>
          <table:table-cell table:style-name="ce13" office:value-type="string" calcext:value-type="string">
            <text:p>corte usando máscara média; filtro de média; preenchimento de buracos; normalização em intervalo fixo</text:p>
          </table:table-cell>
          <table:table-cell table:style-name="ce13" office:value-type="string" calcext:value-type="string">
            <text:p>4 atributos Frenet extraídos de cada cada uma de 13 curvas iso-geodésicas (pré-processados usando PCA ou LDA)</text:p>
          </table:table-cell>
          <table:table-cell table:style-name="ce13" office:value-type="string" calcext:value-type="string">
            <text:p>NN_euclidean</text:p>
          </table:table-cell>
          <table:table-cell table:style-name="ce13" office:value-type="string" calcext:value-type="string">
            <text:p>nosetip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Entre 8.00 e 92.00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usa ponta do nariz canônica para normalização, depois max_z para cálculo das curvas iso-geodésicas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Peter201977</text:p>
          </table:table-cell>
          <table:table-cell table:style-name="ce13" office:value-type="string" calcext:value-type="string">
            <text:p>3D face recognition using kernel-based PCA approach</text:p>
          </table:table-cell>
          <table:table-cell table:style-name="ce13" office:value-type="string" calcext:value-type="string">
            <text:p>Peter, Marcella and Minoi, Jacey Lynn and Hipiny, Irwandi Hipni Mohamad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10.1007/978-981-13-2622-6_8</text:p>
          </table:table-cell>
          <table:table-cell table:style-name="ce13" office:value-type="string" calcext:value-type="string">
            <text:p>scopus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Lecture Notes in Electrical Engineering</text:p>
          </table:table-cell>
          <table:table-cell table:style-name="ce13" office:value-type="string" calcext:value-type="string">
            <text:p>Imperial College London 3D Database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vetores extraídos das faces usando Kernel PCA</text:p>
          </table:table-cell>
          <table:table-cell table:style-name="ce13" office:value-type="string" calcext:value-type="string">
            <text:p>KNN_euclidean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77.29</text:p>
          </table:table-cell>
          <table:table-cell table:style-name="ce13" office:value-type="string" calcext:value-type="string">
            <text:p>holístico</text:p>
          </table:table-cell>
          <table:table-cell table:style-name="ce13" office:value-type="string" calcext:value-type="string">
            <text:p>contribuição foca no ganho do uso do kernel PCA versus PCA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Dutta2019175</text:p>
          </table:table-cell>
          <table:table-cell table:style-name="ce13" office:value-type="string" calcext:value-type="string">
            <text:p>3D face recognition based on volumetric representation of range image</text:p>
          </table:table-cell>
          <table:table-cell table:style-name="ce13" office:value-type="string" calcext:value-type="string">
            <text:p>Dutta, Koushik and Bhattacharjee, Debotosh and Nasipuri, Mita and Poddar, Anik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10.1007/978-981-13-3702-4_11</text:p>
          </table:table-cell>
          <table:table-cell table:style-name="ce13" office:value-type="string" calcext:value-type="string">
            <text:p>scopus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Advances in Intelligent Systems and Computing</text:p>
          </table:table-cell>
          <table:table-cell table:style-name="ce13" office:value-type="string" calcext:value-type="string">
            <text:p>FRAV3D DB; Bosphorus; GavabDB</text:p>
          </table:table-cell>
          <table:table-cell table:style-name="ce13" office:value-type="string" calcext:value-type="string">
            <text:p>filtro de média ponderada</text:p>
          </table:table-cell>
          <table:table-cell table:style-name="ce13" office:value-type="string" calcext:value-type="string">
            <text:p>volume de 6 triângulos desenhados em função de 7 landmarks</text:p>
          </table:table-cell>
          <table:table-cell table:style-name="ce13" office:value-type="string" calcext:value-type="string">
            <text:p>KNN_euclidean; SVM</text:p>
          </table:table-cell>
          <table:table-cell table:style-name="ce13" office:value-type="string" calcext:value-type="string">
            <text:p>nosetip; left inner eye corner; right inner eye corner; left outer eye corner; right outer eye corner; left mouth corner; right mouth corner</text:p>
          </table:table-cell>
          <table:table-cell table:style-name="ce13" office:value-type="string" calcext:value-type="string">
            <text:p>identification</text:p>
          </table:table-cell>
          <table:table-cell table:style-name="ce13" office:value-type="string" calcext:value-type="string">
            <text:p>Entre 90.83 e 96.37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None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ISI:000457666900036</text:p>
          </table:table-cell>
          <table:table-cell table:style-name="ce13" office:value-type="string" calcext:value-type="string">
            <text:p>Nasal similarity measure of 3D faces based on curve shape space</text:p>
          </table:table-cell>
          <table:table-cell table:style-name="ce13" office:value-type="string" calcext:value-type="string">
            <text:p>Lv, Chenlei and Wu, Zhongke and Wang, Xingce and Zhou, Mingquan and Toh, Kar Ann</text:p>
          </table:table-cell>
          <table:table-cell table:style-name="ce13" office:value-type="float" office:value="2019" calcext:value-type="float">
            <text:p>2019</text:p>
          </table:table-cell>
          <table:table-cell table:style-name="ce13" office:value-type="string" calcext:value-type="string">
            <text:p>10.1016/j.patcog.2018.12.006</text:p>
          </table:table-cell>
          <table:table-cell table:style-name="ce13" office:value-type="string" calcext:value-type="string">
            <text:p>webofscience</text:p>
          </table:table-cell>
          <table:table-cell table:style-name="ce13" office:value-type="string" calcext:value-type="string">
            <text:p>periodico</text:p>
          </table:table-cell>
          <table:table-cell table:style-name="ce13" office:value-type="string" calcext:value-type="string">
            <text:p>Pattern Recognition</text:p>
          </table:table-cell>
          <table:table-cell table:style-name="ce13" office:value-type="string" calcext:value-type="string">
            <text:p>FRGC v2.0; Texas3D; Bosphorus</text:p>
          </table:table-cell>
          <table:table-cell table:style-name="ce13" office:value-type="string" calcext:value-type="string">
            <text:p>subamostragem; reconstrução com ball-pivoting</text:p>
          </table:table-cell>
          <table:table-cell table:style-name="ce13" office:value-type="string" calcext:value-type="string">
            <text:p>similaridade entre curvas geodésicas da regisão nasal projetadas no espaço riemanniano</text:p>
          </table:table-cell>
          <table:table-cell table:style-name="ce13" office:value-type="string" calcext:value-type="string">
            <text:p>Energia de distância entre curvas e o padrão médio</text:p>
          </table:table-cell>
          <table:table-cell table:style-name="ce13" office:value-type="string" calcext:value-type="string">
            <text:p>nosetip; eyebrow center</text:p>
          </table:table-cell>
          <table:table-cell table:style-name="ce13" office:value-type="string" calcext:value-type="string">
            <text:p>identification; verification; gender classification; ethnicity classification</text:p>
          </table:table-cell>
          <table:table-cell table:style-name="ce13" office:value-type="string" calcext:value-type="string">
            <text:p>Vários</text:p>
          </table:table-cell>
          <table:table-cell table:style-name="ce13" office:value-type="string" calcext:value-type="string">
            <text:p>local</text:p>
          </table:table-cell>
          <table:table-cell table:style-name="ce13" office:value-type="string" calcext:value-type="string">
            <text:p>necessita subamostragem profunda para facilitar cálculo das curvas geodésicas; cada curva possúi uma importância hieráquica</text:p>
          </table:table-cell>
          <table:table-cell table:number-columns-repeated="1007"/>
        </table:table-row>
        <table:table-row table:style-name="ro1" table:number-rows-repeated="3">
          <table:table-cell table:style-name="ce10"/>
          <table:table-cell table:style-name="ce13" table:number-columns-repeated="7"/>
          <table:table-cell table:style-name="ce14" table:number-columns-repeated="9"/>
          <table:table-cell table:number-columns-repeated="1007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style-name="ce10"/>
          <table:table-cell table:style-name="ce13" table:number-columns-repeated="7"/>
          <table:table-cell table:style-name="ce14" table:number-columns-repeated="18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 table:number-rows-repeated="7">
          <table:table-cell table:style-name="ce10"/>
          <table:table-cell table:style-name="ce13" table:number-columns-repeated="7"/>
          <table:table-cell table:style-name="ce14" table:number-columns-repeated="9"/>
          <table:table-cell table:number-columns-repeated="1007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2">
          <table:table-cell table:style-name="ce10"/>
          <table:table-cell table:style-name="ce13" table:number-columns-repeated="7"/>
          <table:table-cell table:style-name="ce14" table:number-columns-repeated="18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 table:number-rows-repeated="7">
          <table:table-cell table:style-name="ce10"/>
          <table:table-cell table:style-name="ce13" table:number-columns-repeated="7"/>
          <table:table-cell table:style-name="ce14" table:number-columns-repeated="9"/>
          <table:table-cell table:number-columns-repeated="1007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6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style-name="ce13" table:number-columns-repeated="7"/>
          <table:table-cell table:number-columns-repeated="1016"/>
        </table:table-row>
        <table:table-row table:style-name="ro1" table:number-rows-repeated="931">
          <table:table-cell table:style-name="ce10"/>
          <table:table-cell table:number-columns-repeated="1023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 style:data-style-name="N2" text:time-value="08:20:39.098599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5f_dados" style:display-name="PageStyle_form_dad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dc:date>2019-06-25T08:25:16.556935086</dc:date>
    <meta:editing-duration>PT23M22S</meta:editing-duration>
    <meta:editing-cycles>4</meta:editing-cycles>
    <meta:document-statistic meta:table-count="1" meta:cell-count="458" meta:object-count="0"/>
  </office:meta>
</office:document-meta>
</file>